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[S.L.]' if element.is_pipe or fabric_text else ('[=]' if abs(price - simulated_unit)&lt; 0.00001 else '%.5f' % simulated_unit)&gt;</text:placeholder></text:span><text:span text:style-name="T43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50:06.334649587</dc:date>
    <meta:editing-duration>P7DT21H10M56S</meta:editing-duration>
    <meta:editing-cycles>89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